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80000035BC9CBF72BEF377F3C.jpg" manifest:media-type="image/jpeg"/>
  <manifest:file-entry manifest:full-path="Pictures/10000000000004040000020E7DC93DECA1C24D20.jpg" manifest:media-type="image/jpeg"/>
  <manifest:file-entry manifest:full-path="Pictures/10000201000004040000020ED00697BCDA8583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9.05mm" svg:y="6.77mm" svg:width="52.32mm" svg:height="45mm" draw:z-index="0"><draw:image xlink:href="Pictures/10000000000003E80000035BC9CBF72BEF377F3C.jpg" xlink:type="simple" xlink:show="embed" xlink:actuate="onLoad" loext:mime-type="image/jpeg"/></draw:frame></text:p>
      <text:p text:style-name="Standard"><draw:frame draw:style-name="fr1" draw:name="Image3" text:anchor-type="paragraph" svg:x="7.48mm" svg:y="141.98mm" svg:width="156.28mm" svg:height="79.99mm" draw:z-index="2"><draw:image xlink:href="Pictures/10000201000004040000020ED00697BCDA858343.png" xlink:type="simple" xlink:show="embed" xlink:actuate="onLoad" loext:mime-type="image/png"/></draw:frame><draw:frame draw:style-name="fr1" draw:name="Image2" text:anchor-type="paragraph" svg:x="9.05mm" svg:y="52.78mm" svg:width="156.28mm" svg:height="79.99mm" draw:z-index="1"><draw:image xlink:href="Pictures/10000000000004040000020E7DC93DECA1C24D2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4.99mm" fo:margin-bottom="4.99mm" fo:margin-left="4.99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7:20:10.209817515</meta:creation-date>
    <dc:date>2019-03-04T08:50:33.180400247</dc:date>
    <meta:editing-duration>PT23M47S</meta:editing-duration>
    <meta:editing-cycles>7</meta:editing-cycles>
    <meta:generator>LibreOffice/6.0.7.3.0$Linux_X86_64 LibreOffice_project/00$Build-3</meta:generator>
    <meta:print-date>2019-03-04T08:36:06.718401098</meta:print-date>
    <meta:document-statistic meta:table-count="0" meta:image-count="3" meta:object-count="0" meta:page-count="1" meta:paragraph-count="0" meta:word-count="0" meta:character-count="0" meta:non-whitespace-character-count="0"/>
  </office:meta>
</office:document-meta>
</file>